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6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5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 dynamique_Feuille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Table dynamique_Feuille1_1_1_1_1" table:style-name="ta1">
        <table:shapes>
          <draw:frame draw:z-index="0" draw:style-name="gr1" draw:text-style-name="P1" svg:width="15.999cm" svg:height="8.999cm" svg:x="5.972cm" svg:y="0.39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row table:style-name="ro1">
          <table:table-cell table:style-name="ce1" office:value-type="string" calcext:value-type="string">
            <text:p>Magasin</text:p>
          </table:table-cell>
          <table:table-cell table:style-name="ce5" office:value-type="string" calcext:value-type="string">
            <text:p>Somme - total</text:p>
          </table:table-cell>
        </table:table-row>
        <table:table-row table:style-name="ro1">
          <table:table-cell table:style-name="ce2" office:value-type="string" calcext:value-type="string">
            <text:p>Cap au Sud</text:p>
          </table:table-cell>
          <table:table-cell table:style-name="ce6" office:value-type="float" office:value="27386.21" calcext:value-type="float">
            <text:p>27386,21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31355.88" calcext:value-type="float">
            <text:p>31355,88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30049.01" calcext:value-type="float">
            <text:p>30049,01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7631.35" calcext:value-type="float">
            <text:p>17631,35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36892.21" calcext:value-type="float">
            <text:p>36892,21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24146.02" calcext:value-type="float">
            <text:p>24146,02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8" office:value-type="float" office:value="17412.21" calcext:value-type="float">
            <text:p>17412,21</text:p>
          </table:table-cell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9" office:value-type="float" office:value="184872.89" calcext:value-type="float">
            <text:p>184872,89</text:p>
          </table:table-cell>
        </table:table-row>
      </table:table>
      <table:table table:name="Table dynamique_Table dynamique_Table dynamique_Table dynamique_Table dynamique_Feuille1_1_1_1_1_2" table:style-name="ta1">
        <table:shapes>
          <draw:frame draw:z-index="0" draw:style-name="gr1" draw:text-style-name="P1" svg:width="15.998cm" svg:height="8.998cm" svg:x="6.548cm" svg:y="1.355cm">
            <draw:object draw:notify-on-update-of-ranges="PT@categories PT@label 0 PT@data 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Magasin</text:p>
          </table:table-cell>
          <table:table-cell table:style-name="ce5" office:value-type="string" calcext:value-type="string">
            <text:p>Somme - total</text:p>
          </table:table-cell>
          <table:table-cell table:number-columns-repeated="10"/>
          <table:table-cell table:style-name="ce10" office:value-type="string" calcext:value-type="string">
            <text:p>ville</text:p>
          </table:table-cell>
          <table:table-cell table:style-name="ce14" office:value-type="string" calcext:value-type="string">
            <text:p>Somme - SUM( `qte` )</text:p>
          </table:table-cell>
          <table:table-cell/>
          <table:table-cell>
            <draw:frame draw:z-index="2" draw:style-name="gr1" draw:text-style-name="P1" svg:width="15.999cm" svg:height="8.999cm" svg:x="2.001cm" svg:y="0.00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style-name="ce2" office:value-type="string" calcext:value-type="string">
            <text:p>Cap au Sud</text:p>
          </table:table-cell>
          <table:table-cell table:style-name="ce6" office:value-type="float" office:value="27386.21" calcext:value-type="float">
            <text:p>27386,21</text:p>
          </table:table-cell>
          <table:table-cell table:number-columns-repeated="10"/>
          <table:table-cell table:style-name="ce11" office:value-type="string" calcext:value-type="string">
            <text:p>Bordeaux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'européenne</text:p>
          </table:table-cell>
          <table:table-cell table:style-name="ce7" office:value-type="float" office:value="31355.88" calcext:value-type="float">
            <text:p>31355,88</text:p>
          </table:table-cell>
          <table:table-cell table:number-columns-repeated="10"/>
          <table:table-cell table:style-name="ce12" office:value-type="string" calcext:value-type="string">
            <text:p>Grenoble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a librairie parisienne</text:p>
          </table:table-cell>
          <table:table-cell table:style-name="ce7" office:value-type="float" office:value="30049.01" calcext:value-type="float">
            <text:p>30049,01</text:p>
          </table:table-cell>
          <table:table-cell table:number-columns-repeated="10"/>
          <table:table-cell table:style-name="ce12" office:value-type="string" calcext:value-type="string">
            <text:p>Lill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e Ch'ti livre</text:p>
          </table:table-cell>
          <table:table-cell table:style-name="ce7" office:value-type="float" office:value="17631.35" calcext:value-type="float">
            <text:p>17631,35</text:p>
          </table:table-cell>
          <table:table-cell table:number-columns-repeated="10"/>
          <table:table-cell table:style-name="ce12" office:value-type="string" calcext:value-type="string">
            <text:p>Lyon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oire et livres</text:p>
          </table:table-cell>
          <table:table-cell table:style-name="ce7" office:value-type="float" office:value="36892.21" calcext:value-type="float">
            <text:p>36892,21</text:p>
          </table:table-cell>
          <table:table-cell table:number-columns-repeated="10"/>
          <table:table-cell table:style-name="ce12" office:value-type="string" calcext:value-type="string">
            <text:p>Marseille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hône à lire</text:p>
          </table:table-cell>
          <table:table-cell table:style-name="ce7" office:value-type="float" office:value="24146.02" calcext:value-type="float">
            <text:p>24146,02</text:p>
          </table:table-cell>
          <table:table-cell table:number-columns-repeated="10"/>
          <table:table-cell table:style-name="ce12" office:value-type="string" calcext:value-type="string">
            <text:p>Montpellier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y Li-Breizh-rie</text:p>
          </table:table-cell>
          <table:table-cell table:style-name="ce8" office:value-type="float" office:value="17412.21" calcext:value-type="float">
            <text:p>17412,21</text:p>
          </table:table-cell>
          <table:table-cell table:number-columns-repeated="10"/>
          <table:table-cell table:style-name="ce12" office:value-type="string" calcext:value-type="string">
            <text:p>Nantes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9" office:value-type="float" office:value="184872.89" calcext:value-type="float">
            <text:p>184872,89</text:p>
          </table:table-cell>
          <table:table-cell table:number-columns-repeated="10"/>
          <table:table-cell table:style-name="ce12" office:value-type="string" calcext:value-type="string">
            <text:p>Orléans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2" office:value-type="string" calcext:value-type="string">
            <text:p>Paris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2" office:value-type="string" calcext:value-type="string">
            <text:p>Reims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2" office:value-type="string" calcext:value-type="string">
            <text:p>Strasbourg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2" office:value-type="string" calcext:value-type="string">
            <text:p>Toulouse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2" office:value-type="string" calcext:value-type="string">
            <text:p>Tour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3" office:value-type="string" calcext:value-type="string">
            <text:p>Total Résultat</text:p>
          </table:table-cell>
          <table:table-cell table:style-name="ce18" office:value-type="float" office:value="49" calcext:value-type="float">
            <text:p>49</text:p>
          </table:table-cell>
          <table:table-cell table:number-columns-repeated="2"/>
        </table:table-row>
        <table:table-row table:style-name="ro1" table:number-rows-repeated="11">
          <table:table-cell table:number-columns-repeated="16"/>
        </table:table-row>
        <table:table-row table:style-name="ro1">
          <table:table-cell table:style-name="ce10" office:value-type="string" calcext:value-type="string">
            <text:p>Editeur</text:p>
          </table:table-cell>
          <table:table-cell table:style-name="ce14" office:value-type="string" calcext:value-type="string">
            <text:p>Somme - nbauteurs</text:p>
          </table:table-cell>
          <table:table-cell/>
          <table:table-cell>
            <draw:frame draw:z-index="1" draw:style-name="gr1" draw:text-style-name="P1" svg:width="15.999cm" svg:height="8.999cm" svg:x="0.775cm" svg:y="0.034cm">
              <draw:object draw:notify-on-update-of-ranges="PT@categories PT@label 0 PT@data 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Total Résultat</text:p>
          </table:table-cell>
          <table:table-cell table:style-name="ce18" office:value-type="float" office:value="1595" calcext:value-type="float">
            <text:p>1595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Seuil</text:p>
          </table:table-cell>
          <table:table-cell table:style-name="ce17"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Flammarion</text:p>
          </table:table-cell>
          <table:table-cell table:style-name="ce16" office:value-type="float" office:value="299" calcext:value-type="float">
            <text:p>299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Albin Michel</text:p>
          </table:table-cell>
          <table:table-cell table:style-name="ce16" office:value-type="float" office:value="266" calcext:value-type="float">
            <text:p>266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Hachette</text:p>
          </table:table-cell>
          <table:table-cell table:style-name="ce16" office:value-type="float" office:value="206" calcext:value-type="float">
            <text:p>206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Actes Sud</text:p>
          </table:table-cell>
          <table:table-cell table:style-name="ce15" office:value-type="float" office:value="171" calcext:value-type="float">
            <text:p>171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Bayard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Fleurus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Gallimard</text:p>
          </table:table-cell>
          <table:table-cell table:style-name="ce16"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Hachette Jeunesse</text:p>
          </table:table-cell>
          <table:table-cell table:style-name="ce16"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Bayard Jeunesse</text:p>
          </table:table-cell>
          <table:table-cell table:style-name="ce16" office:value-type="float" office:value="49" calcext:value-type="float">
            <text:p>49</text:p>
          </table:table-cell>
          <table:table-cell table:number-columns-repeated="14"/>
        </table:table-row>
      </table:table>
      <table:table table:name="Table dynamique_Table dynamique_Table dynamique_Table dynamique_Table dynamique_Feuille1_1_1_1_1_1" table:style-name="ta1">
        <table:shapes>
          <draw:frame draw:z-index="0" draw:style-name="gr1" draw:text-style-name="P1" svg:width="15.999cm" svg:height="8.999cm" svg:x="7.069cm" svg:y="0.358c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row table:style-name="ro1">
          <table:table-cell table:style-name="ce1" office:value-type="string" calcext:value-type="string">
            <text:p>Editeur</text:p>
          </table:table-cell>
          <table:table-cell table:style-name="ce5" office:value-type="string" calcext:value-type="string">
            <text:p>Somme - nbauteurs</text:p>
          </table:table-cell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9" office:value-type="float" office:value="1595" calcext:value-type="float">
            <text:p>1595</text:p>
          </table:table-cell>
        </table:table-row>
        <table:table-row table:style-name="ro1">
          <table:table-cell office:value-type="string" calcext:value-type="string">
            <text:p>Seuil</text:p>
          </table:table-cell>
          <table:table-cell table:style-name="ce8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Flammarion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Albin Michel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Hachette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string" calcext:value-type="string">
            <text:p>Actes Sud</text:p>
          </table:table-cell>
          <table:table-cell table:style-name="ce6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Bayar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leuru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allimar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Hachette Jeunes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ayard Jeunesse</text:p>
          </table:table-cell>
          <table:table-cell office:value-type="float" office:value="49" calcext:value-type="float">
            <text:p>49</text:p>
          </table:table-cell>
        </table:table-row>
      </table:table>
      <table:table table:name="Table dynamique_Feuille5_1" table:style-name="ta1">
        <table:shapes>
          <draw:frame draw:z-index="0" draw:style-name="gr1" draw:text-style-name="P1" svg:width="15.999cm" svg:height="8.999cm" svg:x="8.133cm" svg:y="0.487cm">
            <draw:object draw:notify-on-update-of-ranges="PT@label 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row table:style-name="ro1">
          <table:table-cell table:style-name="ce1" office:value-type="string" calcext:value-type="string">
            <text:p>ville</text:p>
          </table:table-cell>
          <table:table-cell table:style-name="ce5" office:value-type="string" calcext:value-type="string">
            <text:p>Somme - SUM( `qte` )</text:p>
          </table:table-cell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nob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léan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i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asbou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urs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9" office:value-type="float" office:value="49" calcext:value-type="float">
            <text:p>49</text:p>
          </table:table-cell>
        </table:table-row>
      </table:table>
      <table:named-expressions/>
      <table:database-ranges>
        <table:database-range table:name="__Anonymous_Sheet_DB__3" table:target-range-address="'Table dynamique_Table dynamique_Table dynamique_Table dynamique_Table dynamique_Feuille1_1_1_1_1_1'.A1:'Table dynamique_Table dynamique_Table dynamique_Table dynamique_Table dynamique_Feuille1_1_1_1_1_1'.B12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Table dynamique_Table dynamique_Table dynamique_Table dynamique_Feuille1_1_1_1_1'.A1:'Table dynamique_Table dynamique_Table dynamique_Table dynamique_Feuille1_1_1_1_1'.B9" table:buttons="'Table dynamique_Table dynamique_Table dynamique_Table dynamique_Feuille1_1_1_1_1'.A1" table:show-filter-button="false" table:drill-down-on-double-click="false">
          <table:database-source-query table:database-name="Nouvelle base de données3" table:query-name="GRAPHIQUE  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7412,21" table:display="true" table:show-details="true"/>
                <table:data-pilot-member table:name="17631,35" table:display="true" table:show-details="true"/>
                <table:data-pilot-member table:name="24146,02" table:display="true" table:show-details="true"/>
                <table:data-pilot-member table:name="27386,21" table:display="true" table:show-details="true"/>
                <table:data-pilot-member table:name="30049,01" table:display="true" table:show-details="true"/>
                <table:data-pilot-member table:name="31355,88" table:display="true" table:show-details="true"/>
                <table:data-pilot-member table:name="36892,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e dynamique_Table dynamique_Table dynamique_Table dynamique_Table dynamique_Feuille1_1_1_1_1_1'.A1:'Table dynamique_Table dynamique_Table dynamique_Table dynamique_Table dynamique_Feuille1_1_1_1_1_1'.B12" table:buttons="'Table dynamique_Table dynamique_Table dynamique_Table dynamique_Table dynamique_Feuille1_1_1_1_1_1'.A1" table:show-filter-button="false" table:drill-down-on-double-click="false">
          <table:database-source-query table:database-name="Nouvelle base de données3" table:query-name="GRAPHIQUE 5 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diteur" table:orientation="row" table:used-hierarchy="0" table:function="auto">
            <table:data-pilot-level table:show-empty="false" calcext:repeat-item-labels="false">
              <table:data-pilot-members>
                <table:data-pilot-member table:name="Actes Sud" table:display="true" table:show-details="true"/>
                <table:data-pilot-member table:name="Albin Michel" table:display="true" table:show-details="true"/>
                <table:data-pilot-member table:name="Bayard" table:display="true" table:show-details="true"/>
                <table:data-pilot-member table:name="Bayard Jeunesse" table:display="true" table:show-details="true"/>
                <table:data-pilot-member table:name="Flammarion" table:display="true" table:show-details="true"/>
                <table:data-pilot-member table:name="Fleurus" table:display="true" table:show-details="true"/>
                <table:data-pilot-member table:name="Gallimard" table:display="true" table:show-details="true"/>
                <table:data-pilot-member table:name="Hachette" table:display="true" table:show-details="true"/>
                <table:data-pilot-member table:name="Hachette Jeunesse" table:display="true" table:show-details="true"/>
                <table:data-pilot-member table:name="Seui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auteurs" table:orientation="data" table:used-hierarchy="0" table:function="sum">
            <table:data-pilot-level table:show-empty="false" calcext:repeat-item-labels="false">
              <table:data-pilot-members>
                <table:data-pilot-member table:name="49" table:display="true" table:show-details="true"/>
                <table:data-pilot-member table:name="58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171" table:display="true" table:show-details="true"/>
                <table:data-pilot-member table:name="206" table:display="true" table:show-details="true"/>
                <table:data-pilot-member table:name="266" table:display="true" table:show-details="true"/>
                <table:data-pilot-member table:name="299" table:display="true" table:show-details="true"/>
                <table:data-pilot-member table:name="3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le dynamique_Table dynamique_Table dynamique_Table dynamique_Table dynamique_Feuille1_1_1_1_1_2'.A1:'Table dynamique_Table dynamique_Table dynamique_Table dynamique_Table dynamique_Feuille1_1_1_1_1_2'.B9" table:buttons="'Table dynamique_Table dynamique_Table dynamique_Table dynamique_Table dynamique_Feuille1_1_1_1_1_2'.A1" table:show-filter-button="false" table:drill-down-on-double-click="false">
          <table:database-source-query table:database-name="Nouvelle base de données3" table:query-name="GRAPHIQUE  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7412,21" table:display="true" table:show-details="true"/>
                <table:data-pilot-member table:name="17631,35" table:display="true" table:show-details="true"/>
                <table:data-pilot-member table:name="24146,02" table:display="true" table:show-details="true"/>
                <table:data-pilot-member table:name="27386,21" table:display="true" table:show-details="true"/>
                <table:data-pilot-member table:name="30049,01" table:display="true" table:show-details="true"/>
                <table:data-pilot-member table:name="31355,88" table:display="true" table:show-details="true"/>
                <table:data-pilot-member table:name="36892,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able dynamique_Feuille5_1'.A1:'Table dynamique_Feuille5_1'.B15" table:buttons="'Table dynamique_Feuille5_1'.A1" table:show-filter-button="false" table:drill-down-on-double-click="false">
          <table:database-source-query table:database-name="Nouvelle base de données3" table:query-name="GRAPHIQUE 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ille" table:orientation="row" table:used-hierarchy="0" table:function="auto">
            <table:data-pilot-level table:show-empty="false" calcext:repeat-item-labels="false">
              <table:data-pilot-members>
                <table:data-pilot-member table:name="Bordeaux" table:display="true" table:show-details="true"/>
                <table:data-pilot-member table:name="Grenoble" table:display="true" table:show-details="true"/>
                <table:data-pilot-member table:name="Lille" table:display="true" table:show-details="true"/>
                <table:data-pilot-member table:name="Lyon" table:display="true" table:show-details="true"/>
                <table:data-pilot-member table:name="Marseille" table:display="true" table:show-details="true"/>
                <table:data-pilot-member table:name="Montpellier" table:display="true" table:show-details="true"/>
                <table:data-pilot-member table:name="Nantes" table:display="true" table:show-details="true"/>
                <table:data-pilot-member table:name="Orléans" table:display="true" table:show-details="true"/>
                <table:data-pilot-member table:name="Paris" table:display="true" table:show-details="true"/>
                <table:data-pilot-member table:name="Reims" table:display="true" table:show-details="true"/>
                <table:data-pilot-member table:name="Strasbourg" table:display="true" table:show-details="true"/>
                <table:data-pilot-member table:name="Toulouse" table:display="true" table:show-details="true"/>
                <table:data-pilot-member table:name="Tour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M( `qte` )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/00/0000</text:date>, <text:time style:data-style-name="N2" text:time-value="14:12:10.4789972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1:25:58.375789539</meta:creation-date>
    <dc:date>2025-03-20T16:03:49.406533973</dc:date>
    <meta:editing-duration>PT2H6M44S</meta:editing-duration>
    <meta:editing-cycles>6</meta:editing-cycles>
    <meta:generator>LibreOffice/24.2.7.2$Linux_X86_64 LibreOffice_project/420$Build-2</meta:generator>
    <meta:document-statistic meta:table-count="5" meta:cell-count="144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circle" chart:style-name="ch1">
        <chart:title svg:x="5.006cm" svg:y="0.316cm" chart:style-name="ch2">
          <text:p>Valeur du stock par magasin </text:p>
        </chart:title>
        <chart:legend chart:legend-position="end" svg:x="11.991cm" svg:y="2.207cm" style:legend-expansion="high" chart:style-name="ch3"/>
        <chart:plot-area chart:style-name="ch4" table:cell-range-address="PivotChart" chart:data-source-has-labels="column" svg:x="0.35cm" svg:y="1.445cm" svg:width="11.291cm" svg:height="6.30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745cm" svg:y="1.445cm" svg:width="10.501cm" svg:height="6.30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7386.21">
                <text:p>27386.2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31355.88">
                <text:p>31355.88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30049.01">
                <text:p>30049.01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7631.35">
                <text:p>17631.35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36892.21">
                <text:p>36892.21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24146.02">
                <text:p>24146.02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17412.21">
                <text:p>17412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bar" chart:style-name="ch1">
        <chart:title svg:x="2.612cm" svg:y="0.316cm" chart:style-name="ch2">
          <text:p>Dix éditeurs les plus importants en nombre d'auteurs </text:p>
        </chart:title>
        <chart:legend chart:legend-position="end" svg:x="13.19cm" svg:y="2.95cm" style:legend-expansion="high" chart:style-name="ch3"/>
        <chart:plot-area chart:style-name="ch4" table:cell-range-address="PivotChart" chart:data-source-has-labels="column" svg:x="0.32cm" svg:y="1.275cm" svg:width="12.55cm" svg:height="6.645cm">
          <chart:coordinate-region svg:x="3.508cm" svg:y="1.275cm" svg:width="9.082cm" svg:height="5.998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es Sud</text:p>
                <draw:g>
                  <svg:desc>PT@categories</svg:desc>
                </draw:g>
              </table:table-cell>
              <table:table-cell office:value-type="float" office:value="171">
                <text:p>17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lbin Michel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Bayard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Bayard Jeuness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Flammarion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Fleurus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Gallimard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Hachette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Hachette Jeuness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Seuil</text:p>
              </table:table-cell>
              <table:table-cell office:value-type="float" office:value="340">
                <text:p>3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loext:data-pilot-source="DataPilot3" chart:class="chart:circle" chart:style-name="ch1">
        <chart:title svg:x="5.005cm" svg:y="0.315cm" chart:style-name="ch2">
          <text:p>Valeur du stock par magasin </text:p>
        </chart:title>
        <chart:legend chart:legend-position="end" svg:x="11.99cm" svg:y="2.206cm" style:legend-expansion="high" chart:style-name="ch3"/>
        <chart:plot-area chart:style-name="ch4" table:cell-range-address="PivotChart" chart:data-source-has-labels="column" svg:x="0.35cm" svg:y="1.444cm" svg:width="11.29cm" svg:height="6.30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048cm" svg:y="1.789cm" svg:width="9.296cm" svg:height="5.58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7386.21">
                <text:p>27386.2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31355.88">
                <text:p>31355.88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30049.01">
                <text:p>30049.01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7631.35">
                <text:p>17631.35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36892.21">
                <text:p>36892.21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24146.02">
                <text:p>24146.02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17412.21">
                <text:p>17412.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4" chart:class="chart:circle" chart:style-name="ch1">
        <chart:title svg:x="1.792cm" svg:y="0.316cm" chart:style-name="ch2">
          <text:p>Origine des clients ayant acheté des livres de René Goscinny</text:p>
        </chart:title>
        <chart:legend chart:legend-position="end" svg:x="13.19cm" svg:y="2.95cm" style:legend-expansion="high" chart:style-name="ch3"/>
        <chart:plot-area chart:style-name="ch4" table:cell-range-address="PivotChart" chart:data-source-has-labels="column" svg:x="0.35cm" svg:y="1.445cm" svg:width="12.49cm" svg:height="7.20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594cm" svg:y="1.445cm" svg:width="12.001cm" svg:height="7.20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" chart:class="chart:circle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bar" chart:style-name="ch1">
        <chart:title svg:x="2.612cm" svg:y="0.316cm" chart:style-name="ch2">
          <text:p>Dix éditeurs les plus importants en nombre d'auteurs </text:p>
        </chart:title>
        <chart:legend chart:legend-position="end" svg:x="13.19cm" svg:y="2.95cm" style:legend-expansion="high" chart:style-name="ch3"/>
        <chart:plot-area chart:style-name="ch4" table:cell-range-address="PivotChart" chart:data-source-has-labels="column" svg:x="0.32cm" svg:y="1.275cm" svg:width="12.55cm" svg:height="6.645cm">
          <chart:coordinate-region svg:x="3.508cm" svg:y="1.275cm" svg:width="9.082cm" svg:height="5.998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es Sud</text:p>
                <draw:g>
                  <svg:desc>PT@categories</svg:desc>
                </draw:g>
              </table:table-cell>
              <table:table-cell office:value-type="float" office:value="171">
                <text:p>17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lbin Michel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Bayard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Bayard Jeuness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Flammarion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Fleurus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Gallimard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Hachette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Hachette Jeuness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Seuil</text:p>
              </table:table-cell>
              <table:table-cell office:value-type="float" office:value="340">
                <text:p>34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circle" chart:style-name="ch1">
        <chart:title svg:x="1.792cm" svg:y="0.316cm" chart:style-name="ch2">
          <text:p>Origine des clients ayant acheté des livres de René Goscinny</text:p>
        </chart:title>
        <chart:legend chart:legend-position="end" svg:x="13.578cm" svg:y="1.213cm" style:legend-expansion="high" chart:style-name="ch3"/>
        <chart:plot-area chart:style-name="ch4" chart:data-source-has-labels="both" svg:x="0.35cm" svg:y="1.445cm" svg:width="12.878cm" svg:height="7.20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117cm" svg:y="1.84cm" svg:width="11.343cm" svg:height="6.8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local-table.$A$2:.$A$14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local-table.$B$2:.$B$14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Bordeaux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renobl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il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yo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arseill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ontpellier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ant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léan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r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im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rasbour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ulous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